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2" style:family="table-cell" style:parent-style-name="Default" style:data-style-name="N2">
      <style:table-cell-properties fo:border-top="none" fo:border-bottom="thin solid #000000" fo:border-left="thin solid #000000" fo:border-right="none" style:vertical-align="automatic" fo:wrap-option="wrap"/>
    </style:style>
    <style:style style:name="ce13" style:family="table-cell" style:parent-style-name="Default" style:data-style-name="N2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22" style:family="table-cell" style:parent-style-name="Default" style:data-style-name="N0">
      <style:table-cell-properties style:vertical-align="top" fo:wrap-option="wrap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19"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Hiperv_237_nculo" style:data-style-name="N0">
      <style:table-cell-properties style:vertical-align="automatic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2" style:family="table-cell" style:parent-style-name="Default" style:data-style-name="N0"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50" style:family="table-cell" style:parent-style-name="Default" style:data-style-name="N2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53" style:family="table-cell" style:parent-style-name="Default" style:data-style-name="N2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1.244791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0.926041666666667cm"/>
    </style:style>
    <style:style style:name="co6" style:family="table-column">
      <style:table-column-properties fo:break-before="auto" style:column-width="10.3187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0.899583333333333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5.21229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 table:print-ranges="Hoja1.B2:Hoja1.G25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4">
            <text:p>CONJUNTOS</text:p>
          </table:table-cell>
          <table:table-cell office:value-type="string" table:style-name="ce5">
            <text:p>PRECIO</text:p>
          </table:table-cell>
          <table:table-cell office:value-type="string" table:style-name="ce6">
            <text:p>DISPONIBILIDAD</text:p>
          </table:table-cell>
          <table:table-cell table:style-name="ce3"/>
          <table:table-cell office:value-type="string" table:number-columns-spanned="2" table:number-rows-spanned="1" table:style-name="ce34">
            <text:p>KITs<text:s/></text:p>
          </table:table-cell>
          <table:covered-table-cell/>
          <table:table-cell table:style-name="ce2"/>
          <table:table-cell table:number-columns-repeated="16376" table:style-name="ce3"/>
        </table:table-row>
        <table:table-row table:style-name="ro1">
          <table:table-cell table:style-name="ce3"/>
          <table:table-cell table:style-name="ce3"/>
          <table:table-cell table:number-columns-repeated="2" table:style-name="ce7"/>
          <table:table-cell table:style-name="ce3"/>
          <table:table-cell table:style-name="ce8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3"/>
          <table:table-cell office:value-type="string" table:style-name="ce9">
            <text:p>Power Code 3P:</text:p>
          </table:table-cell>
          <table:table-cell office:value-type="float" office:value="65" table:number-columns-spanned="1" table:number-rows-spanned="2" table:style-name="ce35">
            <text:p>65,00</text:p>
          </table:table-cell>
          <table:table-cell office:value-type="string" table:number-columns-spanned="1" table:number-rows-spanned="2" table:style-name="ce36">
            <text:p>Alta</text:p>
          </table:table-cell>
          <table:table-cell table:style-name="ce3"/>
          <table:table-cell office:value-type="string" table:style-name="ce9">
            <text:p>BÁSICO</text:p>
          </table:table-cell>
          <table:table-cell table:style-name="ce10"/>
          <table:table-cell table:style-name="ce2"/>
          <table:table-cell table:number-columns-repeated="16376" table:style-name="ce3"/>
        </table:table-row>
        <table:table-row table:style-name="ro2">
          <table:table-cell/>
          <table:table-cell office:value-type="string" table:style-name="ce11">
            <text:p>Todas las piezas de aluminio de la Power Code con<text:s/><text:span text:style-name="T2">plataforma fácilmente nivelable de 3 puntos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4p + Varillas lisas cromadas + Varillas roscadas y tornillería + Casquillos Igus + Transporte peninsula</text:p>
          </table:table-cell>
          <table:table-cell office:value-type="float" office:value="128.19999999999999" table:formula="msoxl:=C7+C10+C18+C13+C25" table:style-name="ce13">
            <text:p>128,20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2" table:style-name="ce1"/>
          <table:table-cell table:style-name="ce16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17">
            <text:p>Power Code 4P:</text:p>
          </table:table-cell>
          <table:table-cell office:value-type="float" office:value="55" table:number-columns-spanned="1" table:number-rows-spanned="2" table:style-name="ce35">
            <text:p>55,0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style-name="ce1"/>
          <table:table-cell office:value-type="string" table:style-name="ce9">
            <text:p>POWER</text:p>
          </table:table-cell>
          <table:table-cell table:style-name="ce18"/>
          <table:table-cell table:style-name="ce2"/>
          <table:table-cell table:number-columns-repeated="16376"/>
        </table:table-row>
        <table:table-row table:style-name="ro2">
          <table:table-cell/>
          <table:table-cell office:value-type="string" table:style-name="ce11">
            <text:p>Todas la piezas de aluminio de la Power Code con<text:s/><text:span text:style-name="T2">plataforma clásica de 4 puntos de apoyo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9">
            <text:p>Power Code 3P + Varillas lisas cromadas + Varillas roscadas y tornillería + Casquillos Igus + Transporte peninsula</text:p>
          </table:table-cell>
          <table:table-cell office:value-type="float" office:value="135.20000000000002" table:formula="msoxl:=C4+C10+C18+C13+C25-3" table:style-name="ce13">
            <text:p>135,20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3"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0">
            <text:p>Varillas lisas cromadas:</text:p>
          </table:table-cell>
          <table:table-cell office:value-type="float" office:value="28" table:number-columns-spanned="1" table:number-rows-spanned="2" table:style-name="ce35">
            <text:p>28,0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style-name="ce1"/>
          <table:table-cell office:value-type="string" table:style-name="ce9">
            <text:p>COMPLETO</text:p>
          </table:table-cell>
          <table:table-cell table:style-name="ce18"/>
          <table:table-cell table:number-columns-repeated="16377" table:style-name="ce1"/>
        </table:table-row>
        <table:table-row table:style-name="ro2">
          <table:table-cell/>
          <table:table-cell office:value-type="string" table:style-name="ce11">
            <text:p>Guias de desplazamiento fabricadas en resistente <text:s/>acero F114, se utilizan para la maquinaria industrial, <text:s/>4x380, <text:s/>2x330, y 1x20 mm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3p + Varillas lisas cromadas + Varillas roscadas y tornillería + casquillos Igus + Piezas ABS + Transporte penin.</text:p>
          </table:table-cell>
          <table:table-cell office:value-type="float" office:value="192.20000000000002" table:formula="msoxl:=C4+C10+C18+C13+C21+C25-6" table:style-name="ce13">
            <text:p>192,20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0">
            <text:p>Cojinetes lineales IGUS:</text:p>
          </table:table-cell>
          <table:table-cell office:value-type="float" office:value="19.8" table:formula="msoxl:=11*1.8" table:number-columns-spanned="1" table:number-rows-spanned="2" table:style-name="ce35">
            <text:p>19,80</text:p>
          </table:table-cell>
          <table:table-cell office:value-type="string" table:number-columns-spanned="1" table:number-rows-spanned="2" table:style-name="ce36">
            <text:p>Alta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21">
            <text:p>Casquillos de deslizamiento Igus RMJ-01-08, precisos, silenciosos y funcionan sin necesidad de grasa (11 ud).</text:p>
          </table:table-cell>
          <table:covered-table-cell/>
          <table:covered-table-cell/>
          <table:table-cell table:number-columns-repeated="16380" table:style-name="ce1"/>
        </table:table-row>
        <table:table-row table:style-name="ro1">
          <table:table-cell/>
          <table:table-cell table:style-name="ce22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Varillas lisas Inox</text:p>
          </table:table-cell>
          <table:table-cell office:value-type="float" office:value="18" table:style-name="ce24">
            <text:p>18,00</text:p>
          </table:table-cell>
          <table:table-cell office:value-type="float" office:value="1" table:style-name="ce25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8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47">
            <text:p>Varillas roscadas y tornilleria completa</text:p>
          </table:table-cell>
          <table:table-cell office:value-type="float" office:value="16" table:number-columns-spanned="1" table:number-rows-spanned="2" table:style-name="ce53">
            <text:p>16,00</text:p>
          </table:table-cell>
          <table:table-cell office:value-type="string" table:number-columns-spanned="1" table:number-rows-spanned="2" table:style-name="ce54">
            <text:p>Menos de 5</text:p>
          </table:table-cell>
          <table:table-cell table:number-columns-repeated="2" table:style-name="ce1"/>
          <table:table-cell table:style-name="ce26"/>
          <table:table-cell table:number-columns-repeated="16377"/>
        </table:table-row>
        <table:table-row table:style-name="ro3">
          <table:table-cell/>
          <table:table-cell office:value-type="string" table:style-name="ce49">
            <text:p>Tornillería M3 DIN 912 <text:s/>de sobra para una impresora u otros proyectos, mira en la siguiente pestaña para ver que incluye.</text:p>
          </table:table-cell>
          <table:covered-table-cell/>
          <table:covered-table-cell/>
          <table:table-cell table:number-columns-repeated="2" table:style-name="ce1"/>
          <table:table-cell table:style-name="ce26"/>
          <table:table-cell table:number-columns-repeated="16377"/>
        </table:table-row>
        <table:table-row table:style-name="ro1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4">
          <table:table-cell/>
          <table:table-cell office:value-type="string" table:style-name="ce27">
            <text:p>Juego de piezas <text:s/>en ABS para Power Code con extrusor tipo Wades</text:p>
          </table:table-cell>
          <table:table-cell office:value-type="float" office:value="60" table:style-name="ce24">
            <text:p>60,00</text:p>
          </table:table-cell>
          <table:table-cell office:value-type="float" office:value="0" table:style-name="ce25">
            <text:p>0</text:p>
          </table:table-cell>
          <table:table-cell table:style-name="ce1"/>
          <table:table-cell office:value-type="string" table:style-name="ce26">
            <text:p>Actualizado:</text:p>
          </table:table-cell>
          <table:table-cell office:value-type="date" office:date-value="2013-11-02T00:00:00" table:style-name="ce28">
            <text:p>02/11/2013</text:p>
          </table:table-cell>
          <table:table-cell table:number-columns-repeated="16377"/>
        </table:table-row>
        <table:table-row table:style-name="ro1">
          <table:table-cell/>
          <table:table-cell table:style-name="ce29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7">
            <text:p>Mounting plate</text:p>
          </table:table-cell>
          <table:table-cell office:value-type="float" office:value="5" table:style-name="ce30">
            <text:p>5,00</text:p>
          </table:table-cell>
          <table:table-cell office:value-type="string" table:style-name="ce31">
            <text:p>Menos de 5</text:p>
          </table:table-cell>
          <table:table-cell table:number-columns-repeated="2" table:style-name="ce1"/>
          <table:table-cell office:value-type="string" table:style-name="ce32">
            <text:p><text:a xlink:href="mailto:correoelectronicomanuel@gmail.com">correoelectronicomanuel@gmail.com</text:a></text:p>
          </table:table-cell>
          <table:table-cell table:number-columns-repeated="16377"/>
        </table:table-row>
        <table:table-row table:style-name="ro1">
          <table:table-cell/>
          <table:table-cell table:style-name="ce29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Portes peninsula</text:p>
          </table:table-cell>
          <table:table-cell office:value-type="float" office:value="9.4" table:style-name="ce24">
            <text:p>9,40</text:p>
          </table:table-cell>
          <table:table-cell table:style-name="ce31"/>
          <table:table-cell table:style-name="ce1"/>
          <table:table-cell office:value-type="string" table:number-columns-spanned="2" table:number-rows-spanned="1" table:style-name="ce37">
            <text:p>Precios IVA incluido.</text:p>
          </table:table-cell>
          <table:covered-table-cell/>
          <table:table-cell table:number-columns-repeated="16377"/>
        </table:table-row>
        <table:table-row table:number-rows-repeated="2" table:style-name="ro1">
          <table:table-cell/>
          <table:table-cell table:style-name="ce33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43" table:style-name="ro4">
          <table:table-cell table:number-columns-repeated="16384"/>
        </table:table-row>
      </table:table>
      <table:table table:name="Hoja2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1" table:default-cell-style-name="ce1"/>
        <table:table-row table:style-name="ro4">
          <table:table-cell table:number-columns-repeated="16384"/>
        </table:table-row>
        <table:table-row table:style-name="ro6">
          <table:table-cell/>
          <table:table-cell office:value-type="string" table:number-columns-spanned="3" table:number-rows-spanned="1" table:style-name="ce55">
            <text:p>Varillas y Tornillería completa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/>
          <table:table-cell table:style-name="ce41"/>
          <table:table-cell table:style-name="ce42"/>
          <table:table-cell table:style-name="ce43"/>
          <table:table-cell table:number-columns-repeated="16380"/>
        </table:table-row>
        <table:table-row table:style-name="ro4">
          <table:table-cell/>
          <table:table-cell office:value-type="float" office:value="20" table:style-name="ce41">
            <text:p>20</text:p>
          </table:table-cell>
          <table:table-cell office:value-type="string" table:style-name="ce42">
            <text:p>M3x10</text:p>
          </table:table-cell>
          <table:table-cell office:value-type="string" table:style-name="ce43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41">
            <text:p>10</text:p>
          </table:table-cell>
          <table:table-cell office:value-type="string" table:style-name="ce42">
            <text:p>M3x16</text:p>
          </table:table-cell>
          <table:table-cell office:value-type="string" table:style-name="ce43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41">
            <text:p>10</text:p>
          </table:table-cell>
          <table:table-cell office:value-type="string" table:style-name="ce42">
            <text:p>M3x20</text:p>
          </table:table-cell>
          <table:table-cell office:value-type="string" table:style-name="ce43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41">
            <text:p>10</text:p>
          </table:table-cell>
          <table:table-cell office:value-type="string" table:style-name="ce42">
            <text:p>M3x25</text:p>
          </table:table-cell>
          <table:table-cell office:value-type="string" table:style-name="ce43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41">
            <text:p>2</text:p>
          </table:table-cell>
          <table:table-cell office:value-type="string" table:style-name="ce42">
            <text:p>M3x50</text:p>
          </table:table-cell>
          <table:table-cell office:value-type="string" table:style-name="ce43">
            <text:p><text:s/>DIN912</text:p>
          </table:table-cell>
          <table:table-cell table:number-columns-repeated="16380"/>
        </table:table-row>
        <table:table-row table:style-name="ro4">
          <table:table-cell/>
          <table:table-cell table:style-name="ce41"/>
          <table:table-cell table:style-name="ce42"/>
          <table:table-cell table:style-name="ce43"/>
          <table:table-cell table:number-columns-repeated="16380"/>
        </table:table-row>
        <table:table-row table:style-name="ro4">
          <table:table-cell/>
          <table:table-cell office:value-type="float" office:value="50" table:style-name="ce41">
            <text:p>50</text:p>
          </table:table-cell>
          <table:table-cell office:value-type="string" table:style-name="ce42">
            <text:p>Tuercas M3</text:p>
          </table:table-cell>
          <table:table-cell office:value-type="string" table:style-name="ce43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" table:style-name="ce41">
            <text:p>50</text:p>
          </table:table-cell>
          <table:table-cell office:value-type="string" table:style-name="ce42">
            <text:p>Arandelas M3</text:p>
          </table:table-cell>
          <table:table-cell office:value-type="string" table:style-name="ce43">
            <text:p>DIN125</text:p>
          </table:table-cell>
          <table:table-cell table:number-columns-repeated="16380"/>
        </table:table-row>
        <table:table-row table:style-name="ro4">
          <table:table-cell/>
          <table:table-cell table:style-name="ce41"/>
          <table:table-cell table:style-name="ce42"/>
          <table:table-cell table:style-name="ce43"/>
          <table:table-cell table:number-columns-repeated="16380"/>
        </table:table-row>
        <table:table-row table:style-name="ro4">
          <table:table-cell/>
          <table:table-cell office:value-type="float" office:value="2" table:style-name="ce41">
            <text:p>2</text:p>
          </table:table-cell>
          <table:table-cell office:value-type="string" table:style-name="ce42">
            <text:p>Varillas M5x300</text:p>
          </table:table-cell>
          <table:table-cell table:style-name="ce43"/>
          <table:table-cell table:number-columns-repeated="16380"/>
        </table:table-row>
        <table:table-row table:style-name="ro4">
          <table:table-cell/>
          <table:table-cell office:value-type="float" office:value="10" table:style-name="ce41">
            <text:p>10</text:p>
          </table:table-cell>
          <table:table-cell office:value-type="string" table:style-name="ce42">
            <text:p>Tuercas M5</text:p>
          </table:table-cell>
          <table:table-cell office:value-type="string" table:style-name="ce43">
            <text:p>DIN934</text:p>
          </table:table-cell>
          <table:table-cell table:number-columns-repeated="16380"/>
        </table:table-row>
        <table:table-row table:style-name="ro4">
          <table:table-cell/>
          <table:table-cell table:style-name="ce41"/>
          <table:table-cell table:style-name="ce42"/>
          <table:table-cell table:style-name="ce43"/>
          <table:table-cell table:number-columns-repeated="16380"/>
        </table:table-row>
        <table:table-row table:style-name="ro4">
          <table:table-cell/>
          <table:table-cell office:value-type="float" office:value="20" table:style-name="ce41">
            <text:p>20</text:p>
          </table:table-cell>
          <table:table-cell office:value-type="string" table:style-name="ce42">
            <text:p>Tornillos M6x20</text:p>
          </table:table-cell>
          <table:table-cell office:value-type="string" table:style-name="ce43">
            <text:p>DIN603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41">
            <text:p>5</text:p>
          </table:table-cell>
          <table:table-cell office:value-type="string" table:style-name="ce42">
            <text:p>Tornillos M6x30</text:p>
          </table:table-cell>
          <table:table-cell office:value-type="string" table:style-name="ce43">
            <text:p>DIN8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41">
            <text:p>5</text:p>
          </table:table-cell>
          <table:table-cell office:value-type="string" table:style-name="ce42">
            <text:p>Tornillos M6x40</text:p>
          </table:table-cell>
          <table:table-cell office:value-type="string" table:style-name="ce43">
            <text:p>DIN84</text:p>
          </table:table-cell>
          <table:table-cell table:number-columns-repeated="16380"/>
        </table:table-row>
        <table:table-row table:style-name="ro4">
          <table:table-cell/>
          <table:table-cell table:style-name="ce41"/>
          <table:table-cell table:style-name="ce42"/>
          <table:table-cell table:style-name="ce43"/>
          <table:table-cell table:number-columns-repeated="16380"/>
        </table:table-row>
        <table:table-row table:style-name="ro4">
          <table:table-cell/>
          <table:table-cell office:value-type="float" office:value="40" table:style-name="ce41">
            <text:p>40</text:p>
          </table:table-cell>
          <table:table-cell office:value-type="string" table:style-name="ce42">
            <text:p>Tuercas M6</text:p>
          </table:table-cell>
          <table:table-cell office:value-type="string" table:style-name="ce43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41">
            <text:p>2</text:p>
          </table:table-cell>
          <table:table-cell office:value-type="string" table:style-name="ce42">
            <text:p>Tuercas M6 autoblocantes</text:p>
          </table:table-cell>
          <table:table-cell office:value-type="string" table:style-name="ce43">
            <text:p>DIN98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" table:style-name="ce41">
            <text:p>20</text:p>
          </table:table-cell>
          <table:table-cell office:value-type="string" table:style-name="ce42">
            <text:p>Arandelas M6</text:p>
          </table:table-cell>
          <table:table-cell office:value-type="string" table:style-name="ce43">
            <text:p>DIN12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" table:style-name="ce41">
            <text:p>20</text:p>
          </table:table-cell>
          <table:table-cell office:value-type="string" table:style-name="ce42">
            <text:p>Arandelas M6 vuelo</text:p>
          </table:table-cell>
          <table:table-cell office:value-type="string" table:style-name="ce43">
            <text:p>DIN9021</text:p>
          </table:table-cell>
          <table:table-cell table:number-columns-repeated="16380"/>
        </table:table-row>
        <table:table-row table:style-name="ro4">
          <table:table-cell/>
          <table:table-cell table:style-name="ce41"/>
          <table:table-cell table:style-name="ce42"/>
          <table:table-cell table:style-name="ce43"/>
          <table:table-cell table:number-columns-repeated="16380"/>
        </table:table-row>
        <table:table-row table:style-name="ro4">
          <table:table-cell/>
          <table:table-cell office:value-type="float" office:value="2" table:style-name="ce41">
            <text:p>2</text:p>
          </table:table-cell>
          <table:table-cell office:value-type="string" table:style-name="ce42">
            <text:p>Varillas M10x390</text:p>
          </table:table-cell>
          <table:table-cell table:style-name="ce43"/>
          <table:table-cell table:number-columns-repeated="16380"/>
        </table:table-row>
        <table:table-row table:style-name="ro4">
          <table:table-cell/>
          <table:table-cell office:value-type="float" office:value="15" table:style-name="ce41">
            <text:p>15</text:p>
          </table:table-cell>
          <table:table-cell office:value-type="string" table:style-name="ce42">
            <text:p>Tuercas M10</text:p>
          </table:table-cell>
          <table:table-cell office:value-type="string" table:style-name="ce43">
            <text:p>DIN934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" table:style-name="ce41">
            <text:p>10</text:p>
          </table:table-cell>
          <table:table-cell office:value-type="string" table:style-name="ce42">
            <text:p>Arandelas M10</text:p>
          </table:table-cell>
          <table:table-cell office:value-type="string" table:style-name="ce43">
            <text:p>DIN125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41">
            <text:p>5</text:p>
          </table:table-cell>
          <table:table-cell office:value-type="string" table:style-name="ce42">
            <text:p>Arandelas M10 Vuelo</text:p>
          </table:table-cell>
          <table:table-cell office:value-type="string" table:style-name="ce43">
            <text:p>DIN9021</text:p>
          </table:table-cell>
          <table:table-cell table:number-columns-repeated="16380"/>
        </table:table-row>
        <table:table-row table:style-name="ro4">
          <table:table-cell/>
          <table:table-cell table:style-name="ce44"/>
          <table:table-cell table:style-name="ce45"/>
          <table:table-cell table:style-name="ce46"/>
          <table:table-cell table:number-columns-repeated="16380"/>
        </table:table-row>
        <table:table-row table:number-rows-repeated="104854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1496062992126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236220472440945in" fo:margin-left="0.31496062992126in" fo:margin-right="0.31496062992126in" fo:margin-bottom="0in"/>
      </style:header-style>
      <style:footer-style>
        <style:header-footer-properties fo:min-height="0.236220472440945in" fo:margin-left="0.31496062992126in" fo:margin-right="0.31496062992126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nuel</meta:initial-creator>
    <dc:creator>Manuel</dc:creator>
    <meta:creation-date>2013-10-05T09:57:18Z</meta:creation-date>
    <dc:date>2013-11-02T13:24:20Z</dc:date>
    <meta:print-date>2013-11-02T13:07:26Z</meta:print-date>
  </office:meta>
</office:document-meta>
</file>